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25.698cm" table:align="left"/>
    </style:style>
    <style:style style:name="TestSpecifcation.A" style:family="table-column">
      <style:table-column-properties style:column-width="4.283cm"/>
    </style:style>
    <style:style style:name="TestSpecifcation.D" style:family="table-column">
      <style:table-column-properties style:column-width="5.055cm"/>
    </style:style>
    <style:style style:name="TestSpecifcation.E" style:family="table-column">
      <style:table-column-properties style:column-width="3.694cm"/>
    </style:style>
    <style:style style:name="TestSpecifcation.F" style:family="table-column">
      <style:table-column-properties style:column-width="4.101cm"/>
    </style:style>
    <style:style style:name="TestSpecifcation.A1" style:family="table-cell">
      <style:table-cell-properties fo:padding="0.097cm" fo:border-left="0.05pt solid #000000" fo:border-right="none" fo:border-top="0.05pt solid #000000" fo:border-bottom="0.05pt solid #000000"/>
    </style:style>
    <style:style style:name="TestSpecifcation.F1" style:family="table-cell">
      <style:table-cell-properties fo:padding="0.097cm" fo:border="0.05pt solid #000000"/>
    </style:style>
    <style:style style:name="TestSpecifcation.2" style:family="table-row">
      <style:table-row-properties style:min-row-height="0.706cm"/>
    </style:style>
    <style:style style:name="TestSpecifcation.A2" style:family="table-cell">
      <style:table-cell-properties fo:padding="0.097cm" fo:border-left="0.05pt solid #000000" fo:border-right="none" fo:border-top="none" fo:border-bottom="0.05pt solid #000000"/>
    </style:style>
    <style:style style:name="TestSpecifcation.F2" style:family="table-cell">
      <style:table-cell-properties fo:padding="0.097cm" fo:border-left="0.05pt solid #000000" fo:border-right="0.05pt solid #000000" fo:border-top="none" fo:border-bottom="0.05pt solid #000000"/>
    </style:style>
    <style:style style:name="Table1" style:family="table">
      <style:table-properties style:width="25.732cm" fo:margin-left="-0.049cm" table:align="left"/>
    </style:style>
    <style:style style:name="Table1.A" style:family="table-column">
      <style:table-column-properties style:column-width="2.15cm"/>
    </style:style>
    <style:style style:name="Table1.B" style:family="table-column">
      <style:table-column-properties style:column-width="2.745cm"/>
    </style:style>
    <style:style style:name="Table1.C" style:family="table-column">
      <style:table-column-properties style:column-width="3.141cm"/>
    </style:style>
    <style:style style:name="Table1.D" style:family="table-column">
      <style:table-column-properties style:column-width="12.568cm"/>
    </style:style>
    <style:style style:name="Table1.E" style:family="table-column">
      <style:table-column-properties style:column-width="5.12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Footer">
      <style:text-properties style:font-name="CMU Serif" fo:font-size="10pt" fo:font-style="italic" style:font-size-asian="8.75pt" style:font-style-asian="italic" style:font-size-complex="10pt" style:font-style-complex="italic"/>
    </style:style>
    <style:style style:name="P5"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6" style:family="paragraph" style:parent-style-name="Table_20_Contents">
      <style:text-properties style:font-name="CMU Serif"/>
    </style:style>
    <style:style style:name="P7" style:family="paragraph" style:parent-style-name="Table_20_Contents">
      <style:text-properties style:font-name="CMU Serif" fo:font-style="italic" style:font-style-asian="italic" style:font-style-complex="italic"/>
    </style:style>
    <style:style style:name="P8" style:family="paragraph" style:parent-style-name="Table_20_Contents">
      <style:text-properties style:font-name="CMU Serif" fo:font-style="normal" style:font-style-asian="normal" style:font-style-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style:font-name="CMU Serif" fo:font-size="10pt" fo:font-style="normal" style:font-size-asian="8.75pt" style:font-style-asian="normal" style:font-size-complex="10pt" style:font-style-complex="normal"/>
    </style:style>
    <style:style style:name="P12"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P13" style:family="paragraph" style:parent-style-name="Heading_20_1">
      <style:text-properties style:font-name="CMU Serif"/>
    </style:style>
    <style:style style:name="P14" style:family="paragraph" style:parent-style-name="Heading_20_1">
      <style:paragraph-properties fo:text-align="center" style:justify-single-word="false"/>
      <style:text-properties style:font-name="CMU Serif"/>
    </style:style>
    <style:style style:name="P15" style:family="paragraph" style:parent-style-name="Heading_20_1" style:list-style-name="">
      <style:text-properties style:font-name="CMU Serif"/>
    </style:style>
    <style:style style:name="P16" style:family="paragraph" style:parent-style-name="Heading_20_1" style:master-page-name="Landscape">
      <style:paragraph-properties style:page-number="auto"/>
      <style:text-properties style:font-name="CMU Serif"/>
    </style:style>
    <style:style style:name="P17" style:family="paragraph" style:parent-style-name="Heading_20_2">
      <style:text-properties style:font-name="CMU Serif" fo:font-style="normal" style:font-style-asian="normal" style:font-style-complex="normal"/>
    </style:style>
    <style:style style:name="P18" style:family="paragraph" style:parent-style-name="Table_20_Contents">
      <style:text-properties style:font-name="CMU Serif"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Software Engineering Group Projects – <text:bookmark-end text:name="__RefHeading__698_1817488610"/></text:h>
      <text:h text:style-name="P14" text:outline-level="1"><text:bookmark-start text:name="__RefHeading__360_632211959"/>Test Specificaton<text:line-break/><text:line-break/><text:bookmark-end text:name="__RefHeading__360_632211959"/></text:h>
      <text:p text:style-name="P3"/>
      <text:p text:style-name="P5">Author: <text:s text:c="4"/><text:tab/>Ryan Gouldsmith </text:p>
      <text:p text:style-name="P5"><text:tab/><text:tab/><text:tab/>Zack Lott</text:p>
      <text:p text:style-name="P5">Config Ref: <text:s/>SE.TEST.01</text:p>
      <text:p text:style-name="P5">Date: <text:s text:c="8"/><text:tab/>2nd November 2013</text:p>
      <text:p text:style-name="P5">Version: <text:s text:c="4"/><text:tab/>1.0</text:p>
      <text:p text:style-name="P5">Staus: <text:s text:c="7"/><text:tab/>Draf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partment of Computer Science </text:p>
      <text:p text:style-name="P5">Aberystwyth University </text:p>
      <text:p text:style-name="P5">Aberystwyth </text:p>
      <text:p text:style-name="P5">Ceredigion </text:p>
      <text:p text:style-name="P5">SY23 3DB </text:p>
      <text:p text:style-name="P5">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9"><text:a xlink:type="simple" xlink:href="#__RefHeading__698_1817488610" text:style-name="Index_20_Link" text:visited-style-name="Index_20_Link">Software Engineering Group Projects – <text:tab/>1</text:a></text:p>
          <text:p text:style-name="P9"><text:a xlink:type="simple" xlink:href="#__RefHeading__360_632211959" text:style-name="Index_20_Link" text:visited-style-name="Index_20_Link">Test Specificaton<text:line-break/><text:line-break/><text:tab/>1</text:a></text:p>
          <text:p text:style-name="P9"><text:a xlink:type="simple" xlink:href="#__RefHeading__448_1210628608" text:style-name="Index_20_Link" text:visited-style-name="Index_20_Link">1. INTRODUCTION<text:tab/>3</text:a></text:p>
          <text:p text:style-name="P10"><text:a xlink:type="simple" xlink:href="#__RefHeading__450_1210628608" text:style-name="Index_20_Link" text:visited-style-name="Index_20_Link">1.1 Purpose<text:tab/>3</text:a></text:p>
          <text:p text:style-name="P10"><text:a xlink:type="simple" xlink:href="#__RefHeading__452_1210628608" text:style-name="Index_20_Link" text:visited-style-name="Index_20_Link">1.2 Scope<text:tab/>3</text:a></text:p>
          <text:p text:style-name="P10"><text:a xlink:type="simple" xlink:href="#__RefHeading__454_1210628608" text:style-name="Index_20_Link" text:visited-style-name="Index_20_Link">1.3 Objective<text:tab/>3</text:a></text:p>
          <text:p text:style-name="P9"><text:a xlink:type="simple" xlink:href="#__RefHeading__456_1210628608" text:style-name="Index_20_Link" text:visited-style-name="Index_20_Link">2. TEST SPECIFICATION TABLE<text:tab/>4</text:a></text:p>
          <text:p text:style-name="P9"><text:a xlink:type="simple" xlink:href="#__RefHeading__458_1210628608" text:style-name="Index_20_Link" text:visited-style-name="Index_20_Link">Document History<text:tab/>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P13" text:outline-level="1"><text:bookmark-start text:name="__RefHeading__448_1210628608"/>1. INTRODUCTION<text:bookmark-end text:name="__RefHeading__448_1210628608"/></text:h>
      <text:h text:style-name="P17" text:outline-level="2"><text:bookmark-start text:name="__RefHeading__450_1210628608"/>1.1 Purpose<text:bookmark-end text:name="__RefHeading__450_1210628608"/></text:h>
      <text:p text:style-name="P11">To specify each section of the application that needs testing, in accordance to the Requirement Specification. This document should then be used to test in the future.</text:p>
      <text:h text:style-name="P17" text:outline-level="2"><text:bookmark-start text:name="__RefHeading__452_1210628608"/>1.2 Scope<text:bookmark-end text:name="__RefHeading__452_1210628608"/></text:h>
      <text:p text:style-name="P11">This document should be read by the Website Programming memebers, Android Application member, Team leader and Tester – everyone will know what they will have to entail</text:p>
      <text:h text:style-name="P17" text:outline-level="2"><text:bookmark-start text:name="__RefHeading__454_1210628608"/>1.3 Objective<text:bookmark-end text:name="__RefHeading__454_1210628608"/></text:h>
      <text:p text:style-name="P11">These are the Objectives in which this document will involve:</text:p>
      <text:list xml:id="list20797183551" text:style-name="L1">
        <text:list-item>
          <text:p text:style-name="P12">Covering all the Requirement Specifications</text:p>
        </text:list-item>
        <text:list-item>
          <text:p text:style-name="P12">Use Boundary Testing to appreciate where errors may occur</text:p>
        </text:list-item>
        <text:list-item>
          <text:p text:style-name="P12">Enable tests to be written as a result of this document</text:p>
        </text:list-item>
      </text:list>
      <text:p text:style-name="P1"/>
      <text:h text:style-name="P13" text:outline-level="1"/>
      <text:h text:style-name="P13" text:outline-level="1"/>
      <text:h text:style-name="P13" text:outline-level="1"/>
      <text:h text:style-name="P13" text:outline-level="1"/>
      <text:h text:style-name="P15" text:outline-level="1"/>
      <text:h text:style-name="P16"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6">Test Ref</text:p>
          </table:table-cell>
          <table:table-cell table:style-name="TestSpecifcation.A1" office:value-type="string">
            <text:p text:style-name="P6">Req being tested</text:p>
          </table:table-cell>
          <table:table-cell table:style-name="TestSpecifcation.A1" office:value-type="string">
            <text:p text:style-name="P6">Test Content</text:p>
          </table:table-cell>
          <table:table-cell table:style-name="TestSpecifcation.A1" office:value-type="string">
            <text:p text:style-name="P6">Input</text:p>
          </table:table-cell>
          <table:table-cell table:style-name="TestSpecifcation.A1" office:value-type="string">
            <text:p text:style-name="P6">Output</text:p>
          </table:table-cell>
          <table:table-cell table:style-name="TestSpecifcation.F1" office:value-type="string">
            <text:p text:style-name="P6">Pass Criteria</text:p>
          </table:table-cell>
        </table:table-row>
        <table:table-row table:style-name="TestSpecifcation.2">
          <table:table-cell table:style-name="TestSpecifcation.A2" office:value-type="string">
            <text:p text:style-name="P6">SE-F-001</text:p>
          </table:table-cell>
          <table:table-cell table:style-name="TestSpecifcation.A2" office:value-type="string">
            <text:p text:style-name="P6">FR1</text:p>
          </table:table-cell>
          <table:table-cell table:style-name="TestSpecifcation.A2" office:value-type="string">
            <text:p text:style-name="P6">Check the user can successfully create a new walk.</text:p>
          </table:table-cell>
          <table:table-cell table:style-name="TestSpecifcation.A2" office:value-type="string">
            <text:p text:style-name="P6">Touch the create walk button.</text:p>
          </table:table-cell>
          <table:table-cell table:style-name="TestSpecifcation.A2" office:value-type="string">
            <text:p text:style-name="P6">Prompted for Title of Walk, short and Long description of the Walk.</text:p>
          </table:table-cell>
          <table:table-cell table:style-name="TestSpecifcation.F2" office:value-type="string">
            <text:p text:style-name="P6">Passes if the start button is pressed and the window for entering information about a walk appears.</text:p>
          </table:table-cell>
        </table:table-row>
        <table:table-row table:style-name="TestSpecifcation.2">
          <table:table-cell table:style-name="TestSpecifcation.A2" office:value-type="string">
            <text:p text:style-name="P6">SE-F-002</text:p>
          </table:table-cell>
          <table:table-cell table:style-name="TestSpecifcation.A2" office:value-type="string">
            <text:p text:style-name="P6">FR1</text:p>
          </table:table-cell>
          <table:table-cell table:style-name="TestSpecifcation.A2" office:value-type="string">
            <text:p text:style-name="P6">Check to see if the GPS co-ordinates have been set, and begin recording. </text:p>
          </table:table-cell>
          <table:table-cell table:style-name="TestSpecifcation.A2" office:value-type="string">
            <text:p text:style-name="P6">The Name of the walk to “Aberystwyth” <text:s/>and Location = “Aberystwyth”</text:p>
          </table:table-cell>
          <table:table-cell table:style-name="TestSpecifcation.A2" office:value-type="string">
            <text:p text:style-name="P6">Prompt a message telling the user that the walk is being recorded.</text:p>
          </table:table-cell>
          <table:table-cell table:style-name="TestSpecifcation.F2" office:value-type="string">
            <text:p text:style-name="P6">If there's a message which notifies the user that the walk has successfully started to record – then the GPS has been set.</text:p>
          </table:table-cell>
        </table:table-row>
        <table:table-row table:style-name="TestSpecifcation.2">
          <table:table-cell table:style-name="TestSpecifcation.A2" office:value-type="string">
            <text:p text:style-name="P6">SE-F-003</text:p>
          </table:table-cell>
          <table:table-cell table:style-name="TestSpecifcation.A2" office:value-type="string">
            <text:p text:style-name="P6">FR1</text:p>
          </table:table-cell>
          <table:table-cell table:style-name="TestSpecifcation.A2" office:value-type="string">
            <text:p text:style-name="P6">Check to see if the options to cancel the walk are displayed once the application starts recording </text:p>
          </table:table-cell>
          <table:table-cell table:style-name="TestSpecifcation.A2" office:value-type="string">
            <text:p text:style-name="P6">Set the name of the walk = “town” and location = “Aberystwyth”</text:p>
          </table:table-cell>
          <table:table-cell table:style-name="TestSpecifcation.A2" office:value-type="string">
            <text:p text:style-name="P6">The swipe menu enables options to cancel a walk.</text:p>
          </table:table-cell>
          <table:table-cell table:style-name="TestSpecifcation.F2" office:value-type="string">
            <text:p text:style-name="P6">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6">SE-F-004</text:p>
          </table:table-cell>
          <table:table-cell table:style-name="TestSpecifcation.A2" office:value-type="string">
            <text:p text:style-name="P6">FR1</text:p>
          </table:table-cell>
          <table:table-cell table:style-name="TestSpecifcation.A2" office:value-type="string">
            <text:p text:style-name="P6">Check to see if the options to save the <text:soft-page-break/>walk to the server are displayed when the application starts recording</text:p>
          </table:table-cell>
          <table:table-cell table:style-name="TestSpecifcation.A2" office:value-type="string">
            <text:p text:style-name="P6">Set the name of the walk = “Hills” <text:s/>and location <text:soft-page-break/>“Trefchan”</text:p>
          </table:table-cell>
          <table:table-cell table:style-name="TestSpecifcation.A2" office:value-type="string">
            <text:p text:style-name="P6">The swipe menu enables options to <text:soft-page-break/>save a walk.</text:p>
          </table:table-cell>
          <table:table-cell table:style-name="TestSpecifcation.F2" office:value-type="string">
            <text:p text:style-name="P6">If the information has been set <text:soft-page-break/>successfully, the swipe feature will be enables showing an option to save the walk.</text:p>
          </table:table-cell>
        </table:table-row>
        <table:table-row table:style-name="TestSpecifcation.2">
          <table:table-cell table:style-name="TestSpecifcation.A2" office:value-type="string">
            <text:p text:style-name="P6">SE-F-005</text:p>
          </table:table-cell>
          <table:table-cell table:style-name="TestSpecifcation.A2" office:value-type="string">
            <text:p text:style-name="P6">FR1</text:p>
          </table:table-cell>
          <table:table-cell table:style-name="TestSpecifcation.A2" office:value-type="string">
            <text:p text:style-name="P6">Check to see if the options to add text and photos about the location are displays when the application starts recording</text:p>
          </table:table-cell>
          <table:table-cell table:style-name="TestSpecifcation.A2" office:value-type="string">
            <text:p text:style-name="P6">Click set a point of interest button on the walk.</text:p>
          </table:table-cell>
          <table:table-cell table:style-name="TestSpecifcation.A2" office:value-type="string">
            <text:p text:style-name="P6">The window which allows you to set a short and long description with a title and image will appear.</text:p>
          </table:table-cell>
          <table:table-cell table:style-name="TestSpecifcation.F2" office:value-type="string">
            <text:p text:style-name="P6">If the information has been set successfully, the window will show and tell you that you can enter in information into the short and long description.</text:p>
          </table:table-cell>
        </table:table-row>
        <table:table-row table:style-name="TestSpecifcation.2">
          <table:table-cell table:style-name="TestSpecifcation.A2" office:value-type="string">
            <text:p text:style-name="P6">SE-F-006</text:p>
          </table:table-cell>
          <table:table-cell table:style-name="TestSpecifcation.A2" office:value-type="string">
            <text:p text:style-name="P6">FR2</text:p>
          </table:table-cell>
          <table:table-cell table:style-name="TestSpecifcation.A2" office:value-type="string">
            <text:p text:style-name="P6">Only allow one word for the Tour name</text:p>
          </table:table-cell>
          <table:table-cell table:style-name="TestSpecifcation.A2" office:value-type="string">
            <text:p text:style-name="P6">Set the name of the walk to “Aberystwyth”</text:p>
          </table:table-cell>
          <table:table-cell table:style-name="TestSpecifcation.A2" office:value-type="string">
            <text:p text:style-name="P6">You should be allowed to continue with no errors.</text:p>
          </table:table-cell>
          <table:table-cell table:style-name="TestSpecifcation.F2" office:value-type="string">
            <text:p text:style-name="P6">Passes if you can set one word and it allows you to enter other information.</text:p>
            <text:p text:style-name="P6"/>
          </table:table-cell>
        </table:table-row>
        <table:table-row table:style-name="TestSpecifcation.2">
          <table:table-cell table:style-name="TestSpecifcation.A2" office:value-type="string">
            <text:p text:style-name="P6">SE-F-007</text:p>
          </table:table-cell>
          <table:table-cell table:style-name="TestSpecifcation.A2" office:value-type="string">
            <text:p text:style-name="P6">FR2</text:p>
          </table:table-cell>
          <table:table-cell table:style-name="TestSpecifcation.A2" office:value-type="string">
            <text:p text:style-name="P6">Entering tour name as two words</text:p>
          </table:table-cell>
          <table:table-cell table:style-name="TestSpecifcation.A2" office:value-type="string">
            <text:p text:style-name="P6">Set the name of the walk to “Aberystwyth Town”</text:p>
          </table:table-cell>
          <table:table-cell table:style-name="TestSpecifcation.A2" office:value-type="string">
            <text:p text:style-name="P6">You should be prompted with a red box around the walk Title, with a label stating it's more than one word.</text:p>
          </table:table-cell>
          <table:table-cell table:style-name="TestSpecifcation.F2" office:value-type="string">
            <text:p text:style-name="P6">Passes the test is the red box is present and there's a label saying that the walk name is invalid.</text:p>
          </table:table-cell>
        </table:table-row>
        <table:table-row table:style-name="TestSpecifcation.2">
          <table:table-cell table:style-name="TestSpecifcation.A2" office:value-type="string">
            <text:p text:style-name="P6">SE-F-008</text:p>
          </table:table-cell>
          <table:table-cell table:style-name="TestSpecifcation.A2" office:value-type="string">
            <text:p text:style-name="P6">FR2</text:p>
          </table:table-cell>
          <table:table-cell table:style-name="TestSpecifcation.A2" office:value-type="string">
            <text:p text:style-name="P6">Check that the walk <text:soft-page-break/>titles character length is greater than 1.</text:p>
          </table:table-cell>
          <table:table-cell table:style-name="TestSpecifcation.A2" office:value-type="string">
            <text:p text:style-name="P6">Leave the walk title blank</text:p>
          </table:table-cell>
          <table:table-cell table:style-name="TestSpecifcation.A2" office:value-type="string">
            <text:p text:style-name="P6">Promped with a <text:soft-page-break/>red box around the walk title explaining it's less than 1 character.</text:p>
          </table:table-cell>
          <table:table-cell table:style-name="TestSpecifcation.F2" office:value-type="string">
            <text:p text:style-name="P6">Passes the test if it <text:soft-page-break/>produces the red box with text explaining that there needs be more than 1 character.</text:p>
          </table:table-cell>
        </table:table-row>
        <table:table-row table:style-name="TestSpecifcation.2">
          <table:table-cell table:style-name="TestSpecifcation.A2" office:value-type="string">
            <text:p text:style-name="P6">SE-F-009</text:p>
          </table:table-cell>
          <table:table-cell table:style-name="TestSpecifcation.A2" office:value-type="string">
            <text:p text:style-name="P6">FR2</text:p>
          </table:table-cell>
          <table:table-cell table:style-name="TestSpecifcation.A2" office:value-type="string">
            <text:p text:style-name="P6">Check that walk name contains letters.</text:p>
          </table:table-cell>
          <table:table-cell table:style-name="TestSpecifcation.A2" office:value-type="string">
            <text:p text:style-name="P6">Enter “£4558” as a walk name</text:p>
          </table:table-cell>
          <table:table-cell table:style-name="TestSpecifcation.A2" office:value-type="string">
            <text:p text:style-name="P6">Red box around the walk name with a label saying invalid letters.</text:p>
          </table:table-cell>
          <table:table-cell table:style-name="TestSpecifcation.F2" office:value-type="string">
            <text:p text:style-name="P6">Passes if there's a box around the walk name saying that there's invalid characters in the text box.</text:p>
          </table:table-cell>
        </table:table-row>
        <table:table-row table:style-name="TestSpecifcation.2">
          <table:table-cell table:style-name="TestSpecifcation.A2" office:value-type="string">
            <text:p text:style-name="P6">SE-F-010</text:p>
          </table:table-cell>
          <table:table-cell table:style-name="TestSpecifcation.A2" office:value-type="string">
            <text:p text:style-name="P6">FR2</text:p>
          </table:table-cell>
          <table:table-cell table:style-name="TestSpecifcation.A2" office:value-type="string">
            <text:p text:style-name="P6">Check the short description is less than a 100 characters </text:p>
          </table:table-cell>
          <table:table-cell table:style-name="TestSpecifcation.A2" office:value-type="string">
            <text:p text:style-name="P6">Enter “This walk was quiet”</text:p>
          </table:table-cell>
          <table:table-cell table:style-name="TestSpecifcation.A2" office:value-type="string">
            <text:p text:style-name="P6">Allowed to continue to the long description no warning.</text:p>
          </table:table-cell>
          <table:table-cell table:style-name="TestSpecifcation.F2" office:value-type="string">
            <text:p text:style-name="P6">Passes if there's no error messages popped up to the user.</text:p>
          </table:table-cell>
        </table:table-row>
        <table:table-row table:style-name="TestSpecifcation.2">
          <table:table-cell table:style-name="TestSpecifcation.A2" office:value-type="string">
            <text:p text:style-name="P6">SE-F-011</text:p>
          </table:table-cell>
          <table:table-cell table:style-name="TestSpecifcation.A2" office:value-type="string">
            <text:p text:style-name="P6">FR2</text:p>
          </table:table-cell>
          <table:table-cell table:style-name="TestSpecifcation.A2" office:value-type="string">
            <text:p text:style-name="P6">Check the short description is greater than 0</text:p>
          </table:table-cell>
          <table:table-cell table:style-name="TestSpecifcation.A2" office:value-type="string">
            <text:p text:style-name="P6">Enter “” - so you leave the box blank</text:p>
          </table:table-cell>
          <table:table-cell table:style-name="TestSpecifcation.A2" office:value-type="string">
            <text:p text:style-name="P6">Produce a red box around the short description saying they need to enter a short description.</text:p>
          </table:table-cell>
          <table:table-cell table:style-name="TestSpecifcation.F2" office:value-type="string">
            <text:p text:style-name="P6">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6">SE-F-012</text:p>
          </table:table-cell>
          <table:table-cell table:style-name="TestSpecifcation.A2" office:value-type="string">
            <text:p text:style-name="P6">FR2</text:p>
          </table:table-cell>
          <table:table-cell table:style-name="TestSpecifcation.A2" office:value-type="string">
            <text:p text:style-name="P6">Enter the short description to be over 100 characters</text:p>
          </table:table-cell>
          <table:table-cell table:style-name="TestSpecifcation.A2" office:value-type="string">
            <text:p text:style-name="P6">Enter “The walk was too long and too stressfull, it wasn't amazing I wouldn't do it again – it was a too dull”</text:p>
          </table:table-cell>
          <table:table-cell table:style-name="TestSpecifcation.A2" office:value-type="string">
            <text:p text:style-name="P6">“The walk was too long and too stressfull, it wasn't amazing I wouldn't do it <text:soft-page-break/>again – it was a too du” with a message saying that they have reached the 100 character limit</text:p>
          </table:table-cell>
          <table:table-cell table:style-name="TestSpecifcation.F2" office:value-type="string">
            <text:p text:style-name="P6">If it cuts the description at the given place and tells the user that it may have cut of some of <text:soft-page-break/>the description because it's over the 100 character limit.</text:p>
          </table:table-cell>
        </table:table-row>
        <table:table-row table:style-name="TestSpecifcation.2">
          <table:table-cell table:style-name="TestSpecifcation.A2" office:value-type="string">
            <text:p text:style-name="P6">SE-F-013</text:p>
          </table:table-cell>
          <table:table-cell table:style-name="TestSpecifcation.A2" office:value-type="string">
            <text:p text:style-name="P6">FR2</text:p>
          </table:table-cell>
          <table:table-cell table:style-name="TestSpecifcation.A2" office:value-type="string">
            <text:p text:style-name="P6">Check the long description is less than a 1000 characters </text:p>
          </table:table-cell>
          <table:table-cell table:style-name="TestSpecifcation.A2" office:value-type="string">
            <text:p text:style-name="P6">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6">Allow the user to continue and take a picture, without any warnings appearing on the screen</text:p>
          </table:table-cell>
          <table:table-cell table:style-name="TestSpecifcation.F2" office:value-type="string">
            <text:p text:style-name="P6">This test passes if there's no error messages produced and it allows the data to be saved to the database.</text:p>
          </table:table-cell>
        </table:table-row>
        <table:table-row table:style-name="TestSpecifcation.2">
          <table:table-cell table:style-name="TestSpecifcation.A2" office:value-type="string">
            <text:p text:style-name="P6">SE-F-014</text:p>
          </table:table-cell>
          <table:table-cell table:style-name="TestSpecifcation.A2" office:value-type="string">
            <text:p text:style-name="P6">FR2</text:p>
          </table:table-cell>
          <table:table-cell table:style-name="TestSpecifcation.A2" office:value-type="string">
            <text:p text:style-name="P6">Check the long description is greater than 0</text:p>
          </table:table-cell>
          <table:table-cell table:style-name="TestSpecifcation.A2" office:value-type="string">
            <text:p text:style-name="P6">Enter “” - leaving the long description blank.</text:p>
          </table:table-cell>
          <table:table-cell table:style-name="TestSpecifcation.A2" office:value-type="string">
            <text:p text:style-name="P6">There will be an error popped up saying that are you sure you want to leave the long description blank.</text:p>
          </table:table-cell>
          <table:table-cell table:style-name="TestSpecifcation.F2" office:value-type="string">
            <text:p text:style-name="P6">Passes if there's a 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6">SE-F-015</text:p>
          </table:table-cell>
          <table:table-cell table:style-name="TestSpecifcation.A2" office:value-type="string">
            <text:p text:style-name="P6">FR2</text:p>
          </table:table-cell>
          <table:table-cell table:style-name="TestSpecifcation.A2" office:value-type="string">
            <text:p text:style-name="P6">Enter the long description to be over 1000 characters</text:p>
          </table:table-cell>
          <table:table-cell table:style-name="TestSpecifcation.A2" office:value-type="string">
            <text:p text:style-name="P6">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ext:soft-page-break/>the tide came in.............. I ended up getting wet feet …........................................................... But then the sun came out.I would really recommend this walk............................................................................AndI will probably do this walk again.</text:p>
          </table:table-cell>
          <table:table-cell table:style-name="TestSpecifcation.A2" office:value-type="string">
            <text:p text:style-name="P6">Tell the user that the length is too long and cut off at the 1000 character: </text:p>
          </table:table-cell>
          <table:table-cell table:style-name="TestSpecifcation.F2" office:value-type="string">
            <text:p text:style-name="P6">This will show a red box around the long description telling the user that they have entered the long description has exceeded the 1000 characters and they may want to cut it down.</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Version</text:p>
          </table:table-cell>
          <table:table-cell table:style-name="Table1.A1" office:value-type="string">
            <text:p text:style-name="P7">CCF No.</text:p>
          </table:table-cell>
          <table:table-cell table:style-name="Table1.A1" office:value-type="string">
            <text:p text:style-name="P7">Date</text:p>
          </table:table-cell>
          <table:table-cell table:style-name="Table1.A1" office:value-type="string">
            <text:p text:style-name="P7">Changes Made to document</text:p>
          </table:table-cell>
          <table:table-cell table:style-name="Table1.E1" office:value-type="string">
            <text:p text:style-name="P7">Changed by</text:p>
          </table:table-cell>
        </table:table-row>
        <table:table-row>
          <table:table-cell table:style-name="Table1.A2" office:value-type="string">
            <text:p text:style-name="P8">1.0</text:p>
          </table:table-cell>
          <table:table-cell table:style-name="Table1.A2" office:value-type="string">
            <text:p text:style-name="P8">N/A</text:p>
          </table:table-cell>
          <table:table-cell table:style-name="Table1.A2" office:value-type="string">
            <text:p text:style-name="P8">02/11/2013</text:p>
          </table:table-cell>
          <table:table-cell table:style-name="Table1.A2" office:value-type="string">
            <text:p text:style-name="P8">Set the Orginal Document Layout</text:p>
          </table:table-cell>
          <table:table-cell table:style-name="Table1.E2" office:value-type="string">
            <text:p text:style-name="P8">ryg1</text:p>
          </table:table-cell>
        </table:table-row>
        <table:table-row>
          <table:table-cell table:style-name="Table1.A2" office:value-type="string">
            <text:p text:style-name="P8">1.1</text:p>
          </table:table-cell>
          <table:table-cell table:style-name="Table1.A2" office:value-type="string">
            <text:p text:style-name="P8">N/A</text:p>
          </table:table-cell>
          <table:table-cell table:style-name="Table1.A2" office:value-type="string">
            <text:p text:style-name="P8">03/11/2013</text:p>
          </table:table-cell>
          <table:table-cell table:style-name="Table1.A2" office:value-type="string">
            <text:p text:style-name="P8">Added Objective, scope and added SE-F-001 to SE-F-015</text:p>
          </table:table-cell>
          <table:table-cell table:style-name="Table1.E2" office:value-type="string">
            <text:p text:style-name="P8">Ryg1</text:p>
          </table:table-cell>
        </table:table-row>
        <table:table-row>
          <table:table-cell table:style-name="Table1.A2" office:value-type="string">
            <text:p text:style-name="P8">1.2</text:p>
          </table:table-cell>
          <table:table-cell table:style-name="Table1.A2" office:value-type="string">
            <text:p text:style-name="P8">N/A </text:p>
          </table:table-cell>
          <table:table-cell table:style-name="Table1.A2" office:value-type="string">
            <text:p text:style-name="P8">03/11/2013</text:p>
          </table:table-cell>
          <table:table-cell table:style-name="Table1.A2" office:value-type="string">
            <text:p text:style-name="P8">Renamed the file to standard accordance</text:p>
          </table:table-cell>
          <table:table-cell table:style-name="Table1.E2" office:value-type="string">
            <text:p text:style-name="P8">ryg1</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1 (Draft)<text:bookmark-end text:name="__RefHeading__700_1817488610"/></text:p>
      </style:header>
      <style:footer>
        <text:p text:style-name="MP2">COMPUTER SCIENCE / ABERYSTWYTH UNIVERSITY <text:tab/>Page <text:page-number text:select-page="current">3</text:page-number> of <text:page-count>9</text:page-count></text:p>
      </style:footer>
    </style:master-page>
    <style:master-page style:name="Landscape" style:page-layout-name="Mpm2">
      <style:footer>
        <text:p text:style-name="MP2">COMPUTER SCIENCE / ABERYSTWYTH UNIVERSITY <text:tab/><text:tab/><text:tab/><text:tab/><text:tab/><text:tab/>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3T19:40:46</dc:date>
    <meta:generator>LibreOffice/3.5$Linux_X86_64 LibreOffice_project/350m1$Build-2</meta:generator>
    <meta:editing-duration>PT1H32M52S</meta:editing-duration>
    <meta:editing-cycles>44</meta:editing-cycles>
    <meta:document-statistic meta:table-count="2" meta:image-count="0" meta:object-count="0" meta:page-count="9" meta:paragraph-count="154" meta:word-count="1334" meta:character-count="7651" meta:non-whitespace-character-count="6372"/>
  </office:meta>
</office:document-meta>
</file>